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</office:font-face-decls>
  <office:automatic-styles>
    <style:style style:family="table-column" style:name="co1">
      <style:table-column-properties fo:break-before="auto" style:column-width="26.04mm"/>
    </style:style>
    <style:style style:family="table-column" style:name="co2">
      <style:table-column-properties fo:break-before="auto" style:column-width="72.55mm"/>
    </style:style>
    <style:style style:family="table-column" style:name="co3">
      <style:table-column-properties fo:break-before="auto" style:column-width="18.01mm"/>
    </style:style>
    <style:style style:family="table-column" style:name="co4">
      <style:table-column-properties fo:break-before="auto" style:column-width="1.62mm"/>
    </style:style>
    <style:style style:family="table-column" style:name="co5">
      <style:table-column-properties fo:break-before="auto" style:column-width="22.65mm"/>
    </style:style>
    <style:style style:family="table-column" style:name="co6">
      <style:table-column-properties fo:break-before="auto" style:column-width="19.01mm"/>
    </style:style>
    <style:style style:family="table-column" style:name="co7">
      <style:table-column-properties fo:break-before="auto" style:column-width="27.38mm"/>
    </style:style>
    <style:style style:family="table-column" style:name="co8">
      <style:table-column-properties fo:break-before="auto" style:column-width="30.41mm"/>
    </style:style>
    <style:style style:family="table-column" style:name="co9">
      <style:table-column-properties fo:break-before="auto" style:column-width="40.09mm"/>
    </style:style>
    <style:style style:family="table-column" style:name="co10">
      <style:table-column-properties fo:break-before="auto" style:column-width="17.67mm"/>
    </style:style>
    <style:style style:family="table-column" style:name="co11">
      <style:table-column-properties fo:break-before="auto" style:column-width="22.58mm"/>
    </style:style>
    <style:style style:family="table-row" style:name="ro1">
      <style:table-row-properties fo:break-before="auto" style:row-height="9.47mm" style:use-optimal-row-height="true"/>
    </style:style>
    <style:style style:family="table-row" style:name="ro2">
      <style:table-row-properties fo:break-before="auto" style:row-height="7mm" style:use-optimal-row-height="false"/>
    </style:style>
    <style:style style:family="table-row" style:name="ro3">
      <style:table-row-properties fo:break-before="auto" style:row-height="8.01mm" style:use-optimal-row-height="false"/>
    </style:style>
    <style:style style:family="table-row" style:name="ro4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9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2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12pt" fo:font-weight="normal" style:font-name="Arial" style:text-underline-style="none"/>
    </style:style>
    <style:style style:data-style-name="N36" style:family="table-cell" style:name="ce2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mm" fo:text-align="start"/>
      <style:text-properties fo:color="#000000" fo:font-size="26pt" fo:font-weight="normal" style:font-name="Arial" style:font-size-asian="26pt" style:font-size-complex="26pt" style:text-underline-style="none"/>
    </style:style>
    <style:style style:data-style-name="N36" style:family="table-cell" style:name="ce3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3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3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3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26pt" fo:font-weight="normal" style:font-name="Arial" style:font-size-asian="26pt" style:font-size-complex="26pt" style:text-underline-style="none"/>
    </style:style>
    <style:style style:data-style-name="N134" style:family="table-cell" style:name="ce1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38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4" style:family="table-cell" style:name="ce3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4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26pt" fo:font-weight="normal" style:font-name="Arial" style:font-size-asian="26pt" style:font-size-complex="26pt" style:text-underline-style="none"/>
    </style:style>
    <style:style style:data-style-name="N134" style:family="table-cell" style:name="ce14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43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4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4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26pt" fo:font-weight="normal" style:font-name="Arial" style:font-size-asian="26pt" style:font-size-complex="26pt" style:text-underline-style="none"/>
    </style:style>
    <style:style style:data-style-name="N0" style:family="table-cell" style:name="ce49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0" style:family="table-cell" style:name="ce50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36" style:family="table-cell" style:name="ce5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26pt" fo:font-weight="normal" style:font-name="Arial" style:font-size-asian="26pt" style:font-size-complex="26pt" style:text-underline-style="none"/>
    </style:style>
    <style:style style:data-style-name="N134" style:family="table-cell" style:name="ce23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5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5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0" style:family="table-cell" style:name="ce5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0pt" fo:font-weight="normal" style:font-name="Arial" style:font-size-asian="10pt" style:font-size-complex="10pt" style:text-underline-style="none"/>
    </style:style>
    <style:style style:data-style-name="N0" style:family="table-cell" style:name="ce5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family="table-cell" style:name="ce28" style:parent-style-name="Default">
      <style:text-properties fo:font-size="12pt"/>
    </style:style>
    <style:style style:data-style-name="N0" style:family="table-cell" style:name="ce6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cell" style:name="ce62" style:parent-style-name="Default">
      <style:text-properties fo:font-size="26pt" style:font-size-asian="26pt" style:font-size-complex="26pt"/>
    </style:style>
    <style:style style:family="table-row" style:name="a451a70">
      <style:table-row-properties style:row-height="0.2756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55" table:style-name="co10"/>
        <table:table-header-rows>
          <table:table-row table:style-name="ro1"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6">
              <text:p>NF - SERV. PROD. </text:p>
            </table:table-cell>
            <table:table-cell calcext:value-type="string" office:value-type="string" table:style-name="ce10">
              <text:p>R$</text:p>
            </table:table-cell>
            <table:table-cell table:style-name="ce14"/>
            <table:table-cell calcext:value-type="string" office:value-type="string" table:style-name="ce16">
              <text:p>PAGO</text:p>
            </table:table-cell>
            <table:table-cell calcext:value-type="string" office:value-type="string" table:style-name="ce10">
              <text:p>VALOR</text:p>
            </table:table-cell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23">
              <text:p>SALDO DEVEDOR</text:p>
            </table:table-cell>
            <table:table-cell calcext:value-type="string" office:value-type="string" table:style-name="ce16">
              <text:p>OBS.:</text:p>
            </table:table-cell>
            <table:table-cell table:number-columns-repeated="55" table:style-name="ce28"/>
          </table:table-row>
        </table:table-header-rows>
        <table:table-row table:style-name="ro2">
          <table:table-cell calcext:value-type="date" office:date-value="2020-01-27" office:value-type="date" table:style-name="ce9">
            <text:p>27/01/2020</text:p>
          </table:table-cell>
          <table:table-cell calcext:value-type="string" office:value-type="string" table:style-name="ce33">
            <text:p>Mens. 01/2020 (A.C.)</text:p>
          </table:table-cell>
          <table:table-cell calcext:value-type="float" office:value="330" office:value-type="float" table:style-name="ce38">
            <text:p>33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300" office:value-type="float" table:style-name="ce38">
            <text:p>300,00</text:p>
          </table:table-cell>
          <table:table-cell calcext:value-type="date" office:date-value="2020-03-02" office:value-type="date" table:style-name="ce9">
            <text:p>02/03/2020</text:p>
          </table:table-cell>
          <table:table-cell table:style-name="ce53"/>
          <table:table-cell calcext:value-type="string" office:value-type="string" table:style-name="ce55">
            <text:p>Desconto 3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1-27" office:value-type="date" table:style-name="ce9">
            <text:p>27/01/2020</text:p>
          </table:table-cell>
          <table:table-cell calcext:value-type="string" office:value-type="string" table:style-name="ce33">
            <text:p>NF 12418 - mens. 01/2020</text:p>
          </table:table-cell>
          <table:table-cell calcext:value-type="float" office:value="330" office:value-type="float" table:style-name="ce38">
            <text:p>33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300" office:value-type="float" table:style-name="ce38">
            <text:p>300,00</text:p>
          </table:table-cell>
          <table:table-cell calcext:value-type="date" office:date-value="2020-03-02" office:value-type="date" table:style-name="ce9">
            <text:p>02/03/2020</text:p>
          </table:table-cell>
          <table:table-cell table:style-name="ce53"/>
          <table:table-cell calcext:value-type="string" office:value-type="string" table:style-name="ce55">
            <text:p>Desconto 3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2-28" office:value-type="date" table:style-name="ce9">
            <text:p>28/02/2020</text:p>
          </table:table-cell>
          <table:table-cell calcext:value-type="string" office:value-type="string" table:style-name="ce33">
            <text:p>Mens. 02/2020 (A.C.)</text:p>
          </table:table-cell>
          <table:table-cell calcext:value-type="float" office:value="330" office:value-type="float" table:style-name="ce38">
            <text:p>33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300" office:value-type="float" table:style-name="ce38">
            <text:p>300,00</text:p>
          </table:table-cell>
          <table:table-cell calcext:value-type="date" office:date-value="2020-05-19" office:value-type="date" table:style-name="ce9">
            <text:p>19/05/2020</text:p>
          </table:table-cell>
          <table:table-cell table:style-name="ce53"/>
          <table:table-cell calcext:value-type="string" office:value-type="string" table:style-name="ce55">
            <text:p>Desconto 3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2-28" office:value-type="date" table:style-name="ce9">
            <text:p>28/02/2020</text:p>
          </table:table-cell>
          <table:table-cell calcext:value-type="string" office:value-type="string" table:style-name="ce33">
            <text:p>NF 12446 - mens. 02/2020</text:p>
          </table:table-cell>
          <table:table-cell calcext:value-type="float" office:value="330" office:value-type="float" table:style-name="ce38">
            <text:p>33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300" office:value-type="float" table:style-name="ce38">
            <text:p>300,00</text:p>
          </table:table-cell>
          <table:table-cell calcext:value-type="date" office:date-value="2020-05-19" office:value-type="date" table:style-name="ce9">
            <text:p>19/05/2020</text:p>
          </table:table-cell>
          <table:table-cell table:style-name="ce53"/>
          <table:table-cell calcext:value-type="string" office:value-type="string" table:style-name="ce55">
            <text:p>Desconto 3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3-31" office:value-type="date" table:style-name="ce9">
            <text:p>31/03/2020</text:p>
          </table:table-cell>
          <table:table-cell calcext:value-type="string" office:value-type="string" table:style-name="ce33">
            <text:p>Mens. 03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600" office:value-type="float" table:style-name="ce38">
            <text:p>600,00</text:p>
          </table:table-cell>
          <table:table-cell calcext:value-type="date" office:date-value="2020-05-19" office:value-type="date" table:style-name="ce9">
            <text:p>19/05/2020</text:p>
          </table:table-cell>
          <table:table-cell table:style-name="ce53"/>
          <table:table-cell calcext:value-type="string" office:value-type="string" table:style-name="ce55">
            <text:p>Desconto 6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4-30" office:value-type="date" table:style-name="ce9">
            <text:p>30/04/2020</text:p>
          </table:table-cell>
          <table:table-cell calcext:value-type="string" office:value-type="string" table:style-name="ce33">
            <text:p>Mens. 04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07-22" office:value-type="date" table:style-name="ce9">
            <text:p>22/07/2020</text:p>
          </table:table-cell>
          <table:table-cell table:style-name="ce53"/>
          <table:table-cell calcext:value-type="string" office:value-type="string" table:style-name="ce55">
            <text:p>Desconto 160,00 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5-31" office:value-type="date" table:style-name="ce9">
            <text:p>31/05/2020</text:p>
          </table:table-cell>
          <table:table-cell calcext:value-type="string" office:value-type="string" table:style-name="ce33">
            <text:p>Mens. 05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07-22" office:value-type="date" table:style-name="ce9">
            <text:p>22/07/2020</text:p>
          </table:table-cell>
          <table:table-cell table:style-name="ce53"/>
          <table:table-cell calcext:value-type="string" office:value-type="string" table:style-name="ce55">
            <text:p>Desconto 16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6-30" office:value-type="date" table:style-name="ce9">
            <text:p>30/06/2020</text:p>
          </table:table-cell>
          <table:table-cell calcext:value-type="string" office:value-type="string" table:style-name="ce33">
            <text:p>Mens. 06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07-22" office:value-type="date" table:style-name="ce9">
            <text:p>22/07/2020</text:p>
          </table:table-cell>
          <table:table-cell table:style-name="ce53"/>
          <table:table-cell calcext:value-type="string" office:value-type="string" table:style-name="ce55">
            <text:p>Desconto 16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7-31" office:value-type="date" table:style-name="ce9">
            <text:p>31/07/2020</text:p>
          </table:table-cell>
          <table:table-cell calcext:value-type="string" office:value-type="string" table:style-name="ce33">
            <text:p>Mens. 07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09-22" office:value-type="date" table:style-name="ce9">
            <text:p>22/09/2020</text:p>
          </table:table-cell>
          <table:table-cell table:style-name="ce53"/>
          <table:table-cell calcext:value-type="string" office:value-type="string" table:style-name="ce55">
            <text:p>Desconto 16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8-31" office:value-type="date" table:style-name="ce9">
            <text:p>31/08/2020</text:p>
          </table:table-cell>
          <table:table-cell calcext:value-type="string" office:value-type="string" table:style-name="ce33">
            <text:p>Mens. 08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09-22" office:value-type="date" table:style-name="ce9">
            <text:p>22/09/2020</text:p>
          </table:table-cell>
          <table:table-cell table:style-name="ce53"/>
          <table:table-cell calcext:value-type="string" office:value-type="string" table:style-name="ce55">
            <text:p>Desconto 160,00</text:p>
          </table:table-cell>
          <table:table-cell table:number-columns-repeated="55" table:style-name="ce61"/>
        </table:table-row>
        <table:table-row table:style-name="ro2">
          <table:table-cell calcext:value-type="date" office:date-value="2020-09-30" office:value-type="date" table:style-name="ce9">
            <text:p>30/09/2020</text:p>
          </table:table-cell>
          <table:table-cell calcext:value-type="string" office:value-type="string" table:style-name="ce33">
            <text:p>Mens. 09/2020 (A.C.)</text:p>
          </table:table-cell>
          <table:table-cell calcext:value-type="float" office:value="660" office:value-type="float" table:style-name="ce38">
            <text:p>660,00</text:p>
          </table:table-cell>
          <table:table-cell table:style-name="ce43"/>
          <table:table-cell calcext:value-type="string" office:value-type="string" table:style-name="ce45">
            <text:p>pg</text:p>
          </table:table-cell>
          <table:table-cell calcext:value-type="float" office:value="500" office:value-type="float" table:style-name="ce38">
            <text:p>500,00</text:p>
          </table:table-cell>
          <table:table-cell calcext:value-type="date" office:date-value="2020-10-21" office:value-type="date" table:style-name="ce9">
            <text:p>21/10/2020</text:p>
          </table:table-cell>
          <table:table-cell table:style-name="ce53"/>
          <table:table-cell calcext:value-type="string" office:value-type="string" table:style-name="ce55">
            <text:p>Desconto 160,00</text:p>
          </table:table-cell>
          <table:table-cell table:number-columns-repeated="55" table:style-name="ce61"/>
        </table:table-row>
        <table:table-row table:style-name="a451a70">
          <table:table-cell calcext:value-type="date" office:date-value="2020-10-31" office:value-type="date" table:style-name="ce9">
            <text:p>2020-10-31</text:p>
          </table:table-cell>
          <table:table-cell calcext:value-type="string" office:string-value="Mens. 10/2020 (A.C.)" office:value-type="string" table:style-name="ce33">
            <text:p>Mens. 10/2020 (A.C.)</text:p>
          </table:table-cell>
          <table:table-cell calcext:value-type="float" office:value="660.0" office:value-type="float" table:style-name="ce38">
            <text:p>660.0</text:p>
          </table:table-cell>
          <table:table-cell table:style-name="ce43"/>
          <table:table-cell calcext:value-type="string" office:string-value="não" office:value-type="string" table:style-name="ce45">
            <text:p>não</text:p>
          </table:table-cell>
          <table:table-cell calcext:value-type="float" office:value="0.0" office:value-type="float" table:style-name="ce38">
            <text:p>0.0</text:p>
          </table:table-cell>
          <table:table-cell calcext:value-type="date" office:string-value="" office:value-type="string" table:style-name="ce9">
            <text:p/>
          </table:table-cell>
          <table:table-cell table:formula="=C13-F13" table:style-name="ce53"/>
          <table:table-cell calcext:value-type="string" table:style-name="ce55"/>
          <table:table-cell table:number-columns-repeated="55" table:style-name="ce61"/>
        </table:table-row>
        <table:table-row table:style-name="ro2">
          <table:table-cell calcext:value-type="string" office:value-type="string" table:style-name="ce15">
            <text:p>Pagamento de mensalidade após dia 10 sofrerá acréscimo financeiro de 10%.</text:p>
          </table:table-cell>
          <table:table-cell table:number-columns-repeated="5" table:style-name="ce15"/>
          <table:table-cell calcext:value-type="string" office:value-type="string" table:style-name="ce49">
            <text:p>TOTAL</text:p>
          </table:table-cell>
          <table:table-cell calcext:value-type="float" office:value="0" office:value-type="float" table:formula="=SUM(H2:H13)" table:style-name="ce10">
            <text:p>-</text:p>
          </table:table-cell>
          <table:table-cell table:style-name="ce16"/>
          <table:table-cell table:number-columns-repeated="55" table:style-name="ce28"/>
        </table:table-row>
        <table:table-row table:style-name="ro3">
          <table:table-cell/>
          <table:table-cell table:number-columns-repeated="5" table:style-name="ce15"/>
          <table:table-cell table:style-name="ce50"/>
          <table:table-cell table:style-name="ce54"/>
          <table:table-cell table:style-name="ce58"/>
          <table:table-cell table:number-columns-repeated="55" table:style-name="ce28"/>
        </table:table-row>
        <table:table-row table:style-name="ro3">
          <table:table-cell calcext:value-type="string" office:value-type="string" table:style-name="ce20">
            <text:p>Por gentileza, informe seu e-mail. Obrigado!</text:p>
          </table:table-cell>
          <table:table-cell table:style-name="ce34"/>
          <table:table-cell table:number-columns-repeated="2" table:style-name="ce39"/>
          <table:table-cell table:style-name="ce46"/>
          <table:table-cell table:style-name="ce39"/>
          <table:table-cell table:style-name="ce31"/>
          <table:table-cell table:style-name="ce39"/>
          <table:table-cell table:style-name="ce46"/>
          <table:table-cell table:number-columns-repeated="55" table:style-name="ce28"/>
        </table:table-row>
        <table:table-row table:style-name="ro3">
          <table:table-cell table:style-name="ce22"/>
          <table:table-cell table:style-name="ce35"/>
          <table:table-cell table:number-columns-repeated="2" table:style-name="ce40"/>
          <table:table-cell table:style-name="ce48"/>
          <table:table-cell table:style-name="ce40"/>
          <table:table-cell table:style-name="ce51"/>
          <table:table-cell table:style-name="ce40"/>
          <table:table-cell table:style-name="ce48"/>
          <table:table-cell table:number-columns-repeated="55" table:style-name="ce62"/>
        </table:table-row>
        <table:table-row table:number-rows-repeated="31937" table:style-name="ro3">
          <table:table-cell table:style-name="ce31"/>
          <table:table-cell table:style-name="ce34"/>
          <table:table-cell table:number-columns-repeated="2" table:style-name="ce39"/>
          <table:table-cell table:style-name="ce46"/>
          <table:table-cell table:style-name="ce39"/>
          <table:table-cell table:style-name="ce31"/>
          <table:table-cell table:style-name="ce39"/>
          <table:table-cell table:style-name="ce46"/>
          <table:table-cell table:number-columns-repeated="55" table:style-name="ce28"/>
        </table:table-row>
        <table:table-row table:number-rows-repeated="33574"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</office:font-face-decls>
  <office:styles>
    <style:default-style style:family="table-cell">
      <style:table-cell-properties style:decimal-places="2"/>
      <style:paragraph-properties style:tab-stop-distance="12.5m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number-style style:name="N135P0" style:volatile="true">
      <number:number number:min-integer-digits="1"/>
      <number:text/>
    </number:number-style>
    <number:number-style style:name="N135P1" style:volatile="true">
      <number:number number:min-integer-digits="1"/>
      <number:text/>
    </number:number-style>
    <number:number-style style:name="N135">
      <number:text>- DM""""""""""""""""""""""""""""""""""""""""""""""""""</number:text>
      <style:map style:apply-style-name="N135P0" style:condition="value()&gt;0"/>
      <style:map style:apply-style-name="N135P1" style:condition="value()&lt;0"/>
    </number:number-style>
    <number:number-style style:name="N137P0" style:volatile="true">
      <number:number loext:min-decimal-places="0" number:decimal-places="0" number:grouping="true" number:min-integer-digits="1"/>
      <number:text> </number:text>
    </number:number-style>
    <number:number-style style:name="N137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37">
      <number:text>- </number:text>
      <style:map style:apply-style-name="N137P0" style:condition="value()&gt;0"/>
      <style:map style:apply-style-name="N137P1" style:condition="value()&lt;0"/>
    </number:number-style>
    <number:number-style style:name="N138P0" style:volatile="true">
      <number:number number:min-integer-digits="1"/>
      <number:text/>
    </number:number-style>
    <number:number-style style:name="N138P1" style:volatile="true">
      <number:number number:min-integer-digits="1"/>
      <number:text/>
    </number:number-style>
    <number:number-style style:name="N138">
      <number:text>-</number:text>
      <number:number loext:min-decimal-places="0" number:decimal-places="0" number:min-integer-digits="0"/>
      <number:text> DM"""""""""""""""""""""""""""""""""""""""""""""""""</number:text>
      <style:map style:apply-style-name="N138P0" style:condition="value()&gt;0"/>
      <style:map style:apply-style-name="N138P1" style:condition="value()&lt;0"/>
    </number:number-style>
    <number:number-style style:name="N140P0" style:volatile="true">
      <number:number loext:min-decimal-places="2" number:decimal-places="2" number:grouping="true" number:min-integer-digits="1"/>
      <number:text> </number:text>
    </number:number-style>
    <number:number-style style:name="N140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40">
      <number:text>-</number:text>
      <number:number loext:min-decimal-places="0" number:decimal-places="0" number:min-integer-digits="0"/>
      <number:text> </number:text>
      <style:map style:apply-style-name="N140P0" style:condition="value()&gt;0"/>
      <style:map style:apply-style-name="N140P1" style:condition="value()&lt;0"/>
    </number:number-style>
    <number:number-style style:name="N142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2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42P0" style:condition="value()&gt;=0"/>
    </number:number-style>
    <number:number-style style:name="N143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3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43P0" style:condition="value()&gt;=0"/>
    </number:number-style>
    <number:number-style style:name="N145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5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5P0" style:condition="value()&gt;=0"/>
    </number:number-style>
    <number:number-style style:name="N146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6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6P0" style:condition="value()&gt;=0"/>
    </number:number-style>
    <number:number-style style:name="N148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8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8">
      <number:text>R$-""""""""""""""""""""""""""""""""</number:text>
      <style:map style:apply-style-name="N148P0" style:condition="value()&gt;0"/>
      <style:map style:apply-style-name="N148P1" style:condition="value()&lt;0"/>
    </number:number-style>
    <number:number-style style:name="N15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50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50">
      <number:text>R$-""""""""""""""""""""""""""""""""</number:text>
      <number:number loext:min-decimal-places="0" number:decimal-places="0" number:min-integer-digits="0"/>
      <style:map style:apply-style-name="N150P0" style:condition="value()&gt;0"/>
      <style:map style:apply-style-name="N150P1" style:condition="value()&lt;0"/>
    </number:number-style>
    <number:date-style style:name="N151">
      <number:month number:style="long"/>
      <number:text>/</number:text>
      <number:year number:style="long"/>
    </number:date-style>
    <number:percentage-style style:name="N152">
      <number:number loext:min-decimal-places="1" number:decimal-places="1" number:min-integer-digits="1"/>
      <number:text>%</number:text>
    </number:percentage-style>
    <number:number-style style:name="N154P0" style:volatile="true">
      <number:text>R$""""""""""""""""</number:text>
      <number:number loext:min-decimal-places="0" number:decimal-places="0" number:grouping="true" number:min-integer-digits="1"/>
    </number:number-style>
    <number:number-style style:name="N154">
      <number:text>(R$""""""""""""""""</number:text>
      <number:number loext:min-decimal-places="0" number:decimal-places="0" number:grouping="true" number:min-integer-digits="1"/>
      <number:text>)</number:text>
      <style:map style:apply-style-name="N154P0" style:condition="value()&gt;=0"/>
    </number:number-style>
    <number:number-style style:name="N155P0" style:volatile="true">
      <number:text>R$""""""""""""""""</number:text>
      <number:number loext:min-decimal-places="0" number:decimal-places="0" number:grouping="true" number:min-integer-digits="1"/>
    </number:number-style>
    <number:number-style style:name="N155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55P0" style:condition="value()&gt;=0"/>
    </number:number-style>
    <number:number-style style:name="N157P0" style:volatile="true">
      <number:text>R$""""""""""""""""</number:text>
      <number:number loext:min-decimal-places="2" number:decimal-places="2" number:grouping="true" number:min-integer-digits="1"/>
    </number:number-style>
    <number:number-style style:name="N157">
      <number:text>(R$""""""""""""""""</number:text>
      <number:number loext:min-decimal-places="2" number:decimal-places="2" number:grouping="true" number:min-integer-digits="1"/>
      <number:text>)</number:text>
      <style:map style:apply-style-name="N157P0" style:condition="value()&gt;=0"/>
    </number:number-style>
    <number:number-style style:name="N158P0" style:volatile="true">
      <number:text>R$""""""""""""""""</number:text>
      <number:number loext:min-decimal-places="2" number:decimal-places="2" number:grouping="true" number:min-integer-digits="1"/>
    </number:number-style>
    <number:number-style style:name="N158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8P0" style:condition="value()&gt;=0"/>
    </number:number-style>
    <number:number-style style:name="N160P0" style:volatile="true">
      <number:text>R$""""""""""""""""</number:text>
      <number:number loext:min-decimal-places="0" number:decimal-places="0" number:grouping="true" number:min-integer-digits="1"/>
    </number:number-style>
    <number:number-style style:name="N160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60">
      <number:text>R$-""""""""""""""""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text>R$""""""""""""""""</number:text>
      <number:number loext:min-decimal-places="2" number:decimal-places="2" number:grouping="true" number:min-integer-digits="1"/>
    </number:number-style>
    <number:number-style style:name="N162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62">
      <number:text>R$-""""""""""""""""</number:text>
      <number:number loext:min-decimal-places="0" number:decimal-places="0" number:min-integer-digits="0"/>
      <style:map style:apply-style-name="N162P0" style:condition="value()&gt;0"/>
      <style:map style:apply-style-name="N162P1" style:condition="value()&lt;0"/>
    </number:number-style>
    <number:number-style style:name="N164P0" style:volatile="true">
      <number:text>R$"</number:text>
      <number:number loext:min-decimal-places="0" number:decimal-places="0" number:min-integer-digits="0"/>
      <number:text>"</number:text>
    </number:number-style>
    <number:currency-style style:name="N164">
      <number:text>(</number:text>
      <number:currency-symbol/>
      <number:number loext:min-decimal-places="0" number:decimal-places="0" number:min-integer-digits="2"/>
      <number:text>)</number:text>
      <style:map style:apply-style-name="N164P0" style:condition="value()&gt;=0"/>
    </number:currency-style>
    <number:number-style style:name="N166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66">
      <number:text>(</number:text>
      <number:currency-symbol/>
      <number:text>\,)</number:text>
      <style:map style:apply-style-name="N166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4.99mm" fo:margin-left="10mm" fo:margin-right="20mm" fo:margin-top="4.99mm" fo:page-height="210.01mm" fo:page-width="297mm" style:num-format="1" style:print-orientation="landscape" style:table-centering="horizontal"/>
      <style:header-style>
        <style:header-footer-properties fo:margin-bottom="2.5mm" fo:margin-left="0mm" fo:margin-right="10mm" fo:min-height="12.51mm"/>
      </style:header-style>
      <style:footer-style>
        <style:header-footer-properties fo:margin-left="0mm" fo:margin-right="0mm" fo:margin-top="2.5mm" fo:min-height="12.51mm"/>
      </style:footer-style>
    </style:page-layout>
    <style:page-layout style:name="Mpm2">
      <style:header-style>
        <style:header-footer-properties fo:background-color="#c0c0c0" fo:border="2.49pt solid #000000" fo:margin-bottom="2.5mm" fo:margin-left="0mm" fo:margin-right="0mm" fo:min-height="7.51mm" fo:padding="0.18mm">
          <style:background-image/>
        </style:header-footer-properties>
      </style:header-style>
      <style:footer-style>
        <style:header-footer-properties fo:background-color="#c0c0c0" fo:border="2.49pt solid #000000" fo:margin-left="0mm" fo:margin-right="0mm" fo:margin-top="2.5mm" fo:min-height="7.51mm" fo:padding="0.18mm">
          <style:background-image/>
        </style:header-footer-properties>
      </style:footer-style>
    </style:page-layout>
    <style:style style:family="text" style:name="MT1">
      <style:text-properties fo:color="#000000" fo:font-size="16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10-21">00/00/0000</text:date></text:span><text:span text:style-name="MT2"><text:s/>- </text:span><text:span text:style-name="MT2"><text:time style:data-style-name="N2" text:time-value="17:09:34.702000000">00:00:00</text:time></text:span><text:span text:style-name="MT2"><text:s/></text:span></text:p>
        </style:region-center>
        <style:region-right>
          <text:p><text:span text:style-name="MT4">Princesa de Ibiúna Pães e Doces Ltda.</text:span></text:p>
          <text:p><text:span text:style-name="MT2">Augusto/Carlos - Tel.: 3241-1069 / 9779-1350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rincesa de Ibiúna Pães e Doces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7:09:34.7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meta:initial-creator>Carlos Augusto Marcicano</meta:initial-creator>
    <meta:creation-date>2000-10-16T13:18:21</meta:creation-date>
    <dc:date>2020-10-21T17:09:59.999000000</dc:date>
    <meta:print-date>2019-10-29T16:00:57.587000000</meta:print-date>
    <dc:language>pt-PT</dc:language>
    <meta:editing-cycles>732</meta:editing-cycles>
    <meta:editing-duration>PT19H57M20S</meta:editing-duration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